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justify" draw:textarea-vertical-align="middle" draw:auto-grow-height="false" fo:min-height="1.274cm" fo:min-width="4.707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07cm" svg:height="1.524cm" svg:x="5.17cm" svg:y="10.779cm">
          <text:p text:style-name="P1"><text:span text:style-name="T1">cassandra-node-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07cm" svg:height="1.524cm" svg:x="13.2cm" svg:y="10.779cm">
          <text:p text:style-name="P1"><text:span text:style-name="T1">cassandra-node-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0.642cm" svg:x1="7.773cm" svg:y1="10.779cm" svg:x2="15.803cm" svg:y2="10.779cm" draw:start-shape="id1" draw:start-glue-point="0" draw:end-shape="id2" draw:end-glue-point="0" svg:d="M7773 10779v-1143h8030v1143" svg:viewBox="0 0 8031 1144">
          <text:p/>
        </draw:connector>
        <draw:connector draw:style-name="gr2" draw:text-style-name="P2" draw:layer="layout" draw:line-skew="0.388cm" svg:x1="7.773cm" svg:y1="12.303cm" svg:x2="15.803cm" svg:y2="12.303cm" draw:start-shape="id1" draw:end-shape="id2" draw:end-glue-point="2" svg:d="M7773 12303v889h8030v-889" svg:viewBox="0 0 8031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iu </meta:initial-creator>
    <meta:creation-date>2015-10-22T15:49:16.483909344</meta:creation-date>
    <dc:date>2015-10-22T16:50:13.695467270</dc:date>
    <dc:creator>leiu </dc:creator>
    <meta:editing-duration>PT22M37S</meta:editing-duration>
    <meta:editing-cycles>1</meta:editing-cycles>
    <meta:document-statistic meta:object-count="4"/>
    <meta:generator>LibreOffice/4.3.3.2$Linux_X86_64 LibreOffice_project/430m0$Build-2</meta:generator>
  </office:meta>
</office:document-meta>
</file>